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 style:font-family-generic="swiss"/>
    <style:font-face style:name="Bitstream Vera Sans2" svg:font-family="'Bitstream Vera Sans'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949cm" style:rel-column-width="2239*"/>
    </style:style>
    <style:style style:name="Table1.B" style:family="table-column">
      <style:table-column-properties style:column-width="13.047cm" style:rel-column-width="7397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/>
    </style:style>
    <style:style style:name="P2" style:family="paragraph" style:parent-style-name="Table_20_Contents" style:list-style-name="L1">
      <style:text-properties style:font-name="ari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Caso de uso</text:p>
          </table:table-cell>
          <table:table-cell table:style-name="Table1.B1" office:value-type="string">
            <text:p text:style-name="P1">Entregar Trabajo Práctico.</text:p>
          </table:table-cell>
        </table:table-row>
        <table:table-row>
          <table:table-cell table:style-name="Table1.A2" office:value-type="string">
            <text:p text:style-name="P1">Actores</text:p>
          </table:table-cell>
          <table:table-cell table:style-name="Table1.B2" office:value-type="string">
            <text:p text:style-name="P1">Alumno, Sercom.</text:p>
          </table:table-cell>
        </table:table-row>
        <table:table-row>
          <table:table-cell table:style-name="Table1.A2" office:value-type="string">
            <text:p text:style-name="P1">Pre Condiciones</text:p>
          </table:table-cell>
          <table:table-cell table:style-name="Table1.B2" office:value-type="string">
            <text:p text:style-name="P1">El Alumno debe estar registrado en el sistema.</text:p>
          </table:table-cell>
        </table:table-row>
        <table:table-row>
          <table:table-cell table:style-name="Table1.A2" office:value-type="string">
            <text:p text:style-name="P1">Descripción</text:p>
          </table:table-cell>
          <table:table-cell table:style-name="Table1.B2" office:value-type="string">
            <text:list text:style-name="L1">
              <text:list-item>
                <text:p text:style-name="P2">El Alumno ingresa al sistema (login) completando su nombre de usuario y contraseña.</text:p>
              </text:list-item>
              <text:list-item>
                <text:p text:style-name="P2">El sistema (Sercom) valida que sea un usario registrado y le proporciona el acceso a las acciones.</text:p>
                <text:p text:style-name="P2">Si el usuario no está registrado se despliega una pantalla de error y no se le permite el acceso y realizar ninguna acción.</text:p>
              </text:list-item>
              <text:list-item>
                <text:p text:style-name="P2">El sistema despliega las instancia de entrega que están activas para el curso al que pertenece el alumno.</text:p>
              </text:list-item>
              <text:list-item>
                <text:p text:style-name="P2">El alumno selecciona una instancia de entrega para subir los fuentes de su trabajo práctico.</text:p>
              </text:list-item>
              <text:list-item>
                <text:p text:style-name="P2">El sistema recibe los fuentes y los almacena en la lista de fuentes para realizar las tareas de compilación, ejecución y prueba, para luego generar los informes necesarios. Mientras tanto informa al alumno que aguarde mientras se realizan estas tareas.</text:p>
              </text:list-item>
              <text:list-item>
                <text:p text:style-name="P2">Al finalizar, el sistema emite el reporte de los resultados obtenidos al realizar las tareas y lo notifica por pantalla al alumno al mismo tiempo que se le envía un e-mail con los mismos resultados que puede visualizar.</text:p>
              </text:list-item>
            </text:list>
          </table:table-cell>
        </table:table-row>
        <table:table-row>
          <table:table-cell table:style-name="Table1.A2" office:value-type="string">
            <text:p text:style-name="P1">Post Condiciones</text:p>
          </table:table-cell>
          <table:table-cell table:style-name="Table1.B2" office:value-type="string">
            <text:p text:style-name="P1">El Alumno recibe la notificación e información que le indica que su ejercicio ha pasado satisfactoriamente la primera instancia de la correción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 style:font-family-generic="swiss"/>
    <style:font-face style:name="Bitstream Vera Sans2" svg:font-family="'Bitstream Vera Sans'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es" fo:country="AR" style:font-name-asian="Bitstream Vera Sans2" style:font-size-asian="12pt" style:language-asian="none" style:country-asian="none" style:font-name-complex="Bitstream Vera Sans2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1-31T22:21:55</meta:creation-date>
    <dc:date>2007-01-31T22:39:00</dc:date>
    <dc:language>es-AR</dc:language>
    <meta:editing-cycles>3</meta:editing-cycles>
    <meta:editing-duration>PT17M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6" meta:word-count="209" meta:character-count="1263"/>
  </office:meta>
</office:document-meta>
</file>